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bf688" officeooo:paragraph-rsid="000bf688"/>
    </style:style>
    <style:style style:name="P2" style:family="paragraph" style:parent-style-name="Standard">
      <style:paragraph-properties fo:text-align="start" style:justify-single-word="false"/>
      <style:text-properties officeooo:rsid="000bf688" officeooo:paragraph-rsid="000ce3a8"/>
    </style:style>
    <style:style style:name="P3" style:family="paragraph" style:parent-style-name="Standard">
      <style:text-properties fo:font-weight="bold" officeooo:rsid="000bf688" officeooo:paragraph-rsid="000bf688" style:font-weight-asian="bold" style:font-weight-complex="bold"/>
    </style:style>
    <style:style style:name="P4" style:family="paragraph" style:parent-style-name="Standard">
      <style:paragraph-properties fo:text-align="start" style:justify-single-word="false"/>
      <style:text-properties fo:font-weight="bold" officeooo:rsid="000ce3a8" officeooo:paragraph-rsid="000ce3a8" style:font-weight-asian="bold" style:font-weight-complex="bold"/>
    </style:style>
    <style:style style:name="P5" style:family="paragraph" style:parent-style-name="Standard">
      <style:paragraph-properties fo:text-align="start" style:justify-single-word="false"/>
      <style:text-properties fo:font-weight="bold" officeooo:rsid="000d9ef1" officeooo:paragraph-rsid="000d9ef1" style:font-weight-asian="bold" style:font-weight-complex="bold"/>
    </style:style>
    <style:style style:name="P6" style:family="paragraph" style:parent-style-name="Standard">
      <style:paragraph-properties fo:text-align="start" style:justify-single-word="false"/>
      <style:text-properties fo:font-weight="bold" officeooo:rsid="00117c0f" officeooo:paragraph-rsid="00117c0f" style:font-weight-asian="bold" style:font-weight-complex="bold"/>
    </style:style>
    <style:style style:name="P7" style:family="paragraph" style:parent-style-name="Standard">
      <style:paragraph-properties fo:text-align="start" style:justify-single-word="false"/>
      <style:text-properties officeooo:rsid="000ce3a8" officeooo:paragraph-rsid="000ce3a8"/>
    </style:style>
    <style:style style:name="P8" style:family="paragraph" style:parent-style-name="Standard">
      <style:paragraph-properties fo:text-align="start" style:justify-single-word="false"/>
      <style:text-properties fo:font-weight="normal" officeooo:rsid="000ce3a8" officeooo:paragraph-rsid="000ce3a8" style:font-weight-asian="normal" style:font-weight-complex="normal"/>
    </style:style>
    <style:style style:name="P9" style:family="paragraph" style:parent-style-name="Standard">
      <style:paragraph-properties fo:text-align="start" style:justify-single-word="false"/>
      <style:text-properties fo:font-weight="normal" officeooo:rsid="000d9ef1" officeooo:paragraph-rsid="000d9ef1" style:font-weight-asian="normal" style:font-weight-complex="normal"/>
    </style:style>
    <style:style style:name="P10" style:family="paragraph" style:parent-style-name="Standard">
      <style:paragraph-properties fo:text-align="start" style:justify-single-word="false"/>
      <style:text-properties fo:font-weight="normal" officeooo:rsid="000d9ef1" officeooo:paragraph-rsid="0011c488" style:font-weight-asian="normal" style:font-weight-complex="normal"/>
    </style:style>
    <style:style style:name="P11" style:family="paragraph" style:parent-style-name="Standard">
      <style:paragraph-properties fo:text-align="start" style:justify-single-word="false"/>
      <style:text-properties fo:font-weight="normal" officeooo:rsid="000f91d7" officeooo:paragraph-rsid="000f91d7" style:font-weight-asian="normal" style:font-weight-complex="normal"/>
    </style:style>
    <style:style style:name="P12" style:family="paragraph" style:parent-style-name="Standard">
      <style:paragraph-properties fo:text-align="start" style:justify-single-word="false"/>
      <style:text-properties fo:font-weight="normal" officeooo:rsid="00117c0f" officeooo:paragraph-rsid="00117c0f" style:font-weight-asian="normal" style:font-weight-complex="normal"/>
    </style:style>
    <style:style style:name="P13" style:family="paragraph" style:parent-style-name="Standard">
      <style:paragraph-properties fo:text-align="start" style:justify-single-word="false"/>
      <style:text-properties fo:font-weight="normal" officeooo:rsid="0011c488" officeooo:paragraph-rsid="0011c488" style:font-weight-asian="normal" style:font-weight-complex="normal"/>
    </style:style>
    <style:style style:name="P14" style:family="paragraph" style:parent-style-name="Standard">
      <style:paragraph-properties fo:text-align="start" style:justify-single-word="false"/>
      <style:text-properties fo:font-weight="bold" officeooo:rsid="000d9ef1" officeooo:paragraph-rsid="000d9ef1" style:font-weight-asian="bold" style:font-weight-complex="bold"/>
    </style:style>
    <style:style style:name="P15" style:family="paragraph" style:parent-style-name="Standard">
      <style:paragraph-properties fo:text-align="start" style:justify-single-word="false"/>
      <style:text-properties fo:font-weight="normal" officeooo:rsid="000d9ef1" officeooo:paragraph-rsid="00132fd8" style:font-weight-asian="normal" style:font-weight-complex="normal"/>
    </style:style>
    <style:style style:name="T1" style:family="text">
      <style:text-properties officeooo:rsid="000ce3a8"/>
    </style:style>
    <style:style style:name="T2" style:family="text">
      <style:text-properties fo:font-weight="bold" style:font-weight-asian="bold" style:font-weight-complex="bold"/>
    </style:style>
    <style:style style:name="T3" style:family="text">
      <style:text-properties fo:font-weight="bold" officeooo:rsid="000d9ef1" style:font-weight-asian="bold" style:font-weight-complex="bold"/>
    </style:style>
    <style:style style:name="T4" style:family="text">
      <style:text-properties fo:font-weight="bold" officeooo:rsid="0011c488" style:font-weight-asian="bold" style:font-weight-complex="bold"/>
    </style:style>
    <style:style style:name="T5" style:family="text">
      <style:text-properties officeooo:rsid="00117c0f"/>
    </style:style>
    <style:style style:name="T6" style:family="text">
      <style:text-properties officeooo:rsid="0011c48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apo 1 et 2 Présentation de l’équipe et sommaire QUENTIN </text:p>
      <text:p text:style-name="P1">// Bonne chance</text:p>
      <text:p text:style-name="P1"/>
      <text:p text:style-name="P3">Diapo3 présentation générales YAEL</text:p>
      <text:p text:style-name="P1">Ce projet est une librairie intelligente en ligne permettant de suggerer des livres aux utilisateurs.</text:p>
      <text:p text:style-name="P1">SUGGESTIONS SONT BASÉES sur le profil des client, les tendances, l’historique d’achat la correspondances de profils des client …</text:p>
      <text:p text:style-name="P1">Les utilisateus peuvent s’incscrire ou se connecter pour ensuite aller voir les suggestion que lui propose le site ou rechercher un livre qui lui plait . Ensuite l’utilisateur peut acheter le livre et le noté après l’achat</text:p>
      <text:p text:style-name="P1">Permet à l’administrateur d’ajouter et de supprimer des livres</text:p>
      <text:p text:style-name="P1"/>
      <text:p text:style-name="P3">Diapo4 Cadres est limites <text:s/>QUENTIN</text:p>
      <text:p text:style-name="P2">Nous nous sommes fixer des limites des le debut du projet pour ne pas etre débordé par nos idées.</text:p>
      <text:p text:style-name="P2"><text:span text:style-name="T1">Le site est basé sur une architecture 3tiers. il</text:span> est entieremetn développé en PHP <text:span text:style-name="T1">les données provenant du base de données SQL</text:span></text:p>
      <text:p text:style-name="P7">Le site n’inclue pas d’argent chaque livre est achetable par chaque utilisateur sans crédit ou solde</text:p>
      <text:p text:style-name="P7">La suggestion est limité par les données que nous avons choisi de trouver pertinente. </text:p>
      <text:p text:style-name="P7">// montrer le mld et dire quelques données </text:p>
      <text:p text:style-name="P7"/>
      <text:p text:style-name="P4">Diapo5 Fonctionnalité WEB <text:span text:style-name="T6">YAEL</text:span></text:p>
      <text:p text:style-name="P8">Le site se partage en deux partie, la partie utilisateur et la partie administrateur </text:p>
      <text:p text:style-name="P8">Dans la partie utilisateur il est possible de se connecter pour acceder au site. Lors de la connexion le password rentré par l’utilisateur est comparé au mot de passe crypté stocké dans la BDD avec la fonction php password verify. Lors de l’inscription le mot de passe rentré par l’utilisateur est crypté grace à la fonction password hash puis stocké dans la BDD</text:p>
      <text:p text:style-name="P9">Il lui est ensuite possible d’achter un livre . Une entrée est crée dans la table seen quand l’utilisateur arrive sur la page du livre. Cela signifie que lors de la suggestion ce livre sera privilégier car l’utilisateur à déjà été ce renseigné à son propos . On utilise ensuite les Update SQL via PDO quand l’utilisateur achete le livre pour lui donner une date d’achat et ce qui nous permet de l’ajouter à sa bibliothèque dans son profil. L’utilisateur peut ensuite retourner sur la page du livre pour le noter.</text:p>
      <text:p text:style-name="P9">Dans la partie adminitrateur il est possible d’ajouter des auteurs. Ou encore ajouter ou de supprimer des livres existants dans la base de données</text:p>
      <text:p text:style-name="P9"><text:s text:c="75"/></text:p>
      <text:p text:style-name="P9"><text:s text:c="4"/><text:span text:style-name="T2">Diapo 6 et 7 : Généralité sur la suggestion </text:span><text:span text:style-name="T4">QUENTIN</text:span></text:p>
      <text:p text:style-name="P5"/>
      <text:p text:style-name="P15">Le système de suggestion est la base même de notre projet. Pour qu'il soit efficace nous devions trouver un moyen logique d'évaluer chaque livre en foncrtion d'un utilisateur. </text:p>
      <text:p text:style-name="P15">Nous avons donc définis plusieurs critères que l'on a regroupés en quatre parties. </text:p>
      <text:p text:style-name="P15"><text:tab/>Dans un premier temps nous avons décider de noter chaque livre en fonctions de son succès, c'est à dire le score que lui ont attribué les utilisateur qui l'on acheté. </text:p>
      <text:p text:style-name="P15">De plus nous avons décider de prendre en compte la renommée de sont auteur, que nous avons traduit en calculant le nombre de livres de cet auteur vendus sur le site. </text:p>
      <text:p text:style-name="P15"><text:tab/>Dans un second temps nous avons décider de comparer des caractéristiques du livre avec le profil naturel de l'utilisateur. Ce profil est composé des information "stables" de l'utilisateur, c'est-à-dire son âge, son pays de résidence, son sexe et sa catégorie socioprofessionnelle. Nous avons donc mis en corrélation des caractéristiques du livre avec celle du profil naturel et nous valorisons un peut plus le livre à chaque correspondance. </text:p>
      <text:p text:style-name="P15"><text:tab/>Ensuite nous comparons les livres au profil dynamique de l'utilisateur, qui peut être résumer à ses deux historiques (achat et visionnage) et à l'historique des profils similaire à celui de l'utilisateur. Cette étape est plus valorisante pour la suggestion que l'étape précédente car elle dépend directement des actions de l'utilisateur. </text:p>
      <text:p text:style-name="P15"><text:soft-page-break/><text:tab/>Enfin nous avons définis deux critères temporels qui correspondent aux livres en tendances, c'est à dire les plus vendus sur le mois courant. Mais aussi une valorisation de certains genre en fonction de la période. </text:p>
      <text:p text:style-name="P10"/>
      <text:p text:style-name="P13"><text:span text:style-name="T2">Diapo 7</text:span><text:span text:style-name="T3"> Algorithme de suggestions </text:span><text:span text:style-name="T2">YAEL</text:span></text:p>
      <text:p text:style-name="P10">D2 Notre algorithme est découpe en quatre fonctions qui correspondent au quatre parties précédemment nommée. Les information du livre sont passées chacune de ces fonctions afin de pourvoir effectuer les tests. Pour la renommée de l'auteur nous utilisons une requête de sélection avec la fonction count qui va nous permettre d'obtenir le nombre de livres vendus par l'auteur. La note de cette partie sera calculée en faisant la moyenne entre la renommée de l'auteur et le score attribué au livre par les lecteurs. Pour la comparaison au profil naturel dans un premier temps nous récupérons les informations intéressante de l'utilisateur. Ensuite nous avons examiner âge de l'utilisateur afin de définir que si l'année de parution du livre se trouve 20ans avant ou après l'année de naissance du client, le livre soir valorisé. Nous avons définis une correspondance stéréotypée entre le sexe de l'utilisateur et le genre littéraire pour que, par exemple, un livre de cuisine soit plus valorisé pour un profil féminin que masculin. Enfin nous avons définis un prix limité pour chaque catégorie socioprofessionnelle au-delà duquel le livre ne serait pas valorisé. Pour les tests au profil dynamique nous regardons d'abord si le livre a été consulté par l'utilisateur grâce à une requête select sur la table seen avec piur condition qu'il n'y ai pas de date de vente. Ensuite nous vérifions grâce à la fonction sqlmax si le prix du livre ne dépasse pas la somme max dépensee par l'utilisateur pour un livre. Pour continuer nous vérifions si le livre correspond à chaque livre présent dans l'historique d'achat de l'utilisateur en comparant les genre, les auteurs et les année de parutions. Pour chaque correspondance la note de cette partie est incrémentee de 20. Enfin nous Faison une sélection des profils naturel similaire à celui du client afin de vérifier si le livre est présent dans leurs historiques d'achat. En sortie d'algorithme on obtient une note de correspondance globale pour le livre qui est la somme des obtenues dans chaque partie.</text:p>
      <text:p text:style-name="P9"/>
      <text:p text:style-name="P5">Diapo 8 Déroulement du projet Quentin</text:p>
      <text:p text:style-name="P5"/>
      <text:p text:style-name="P11">Nous nous sommes organiser afin de pouvoir respecter les points d’avancement du 20 janvier et du 24 fevrier selon le calendrier de taches ci contre . Nous avons utilisé GITHUB pour pouvoir nous transférer des fichiers simplement peut importe notre emplacement. On a choisi d’heberger notre site sur l’intranet de l’université plutot qu’en ligne car nous y étions déjà habitué grace à des projets précedents ce qui nous a permis de demarer le projet rapidement et avec efficacité</text:p>
      <text:p text:style-name="P11">On a utilisé l’ide Atom pour le developpement en php car c’est celui qui nous apportait le plus grand confort dans notre programation.</text:p>
      <text:p text:style-name="P11">Nous nous sommes réparties les taches equitablement Yael c’est en particulier occupé de la suggestion et moi du site web. Neanmoins on s’est entraidés pour la plupart des problèmes rencontrés. <text:span text:style-name="T5">On a tous les deux remplis la base de données pour que cela prenne le moins de temps possible sur le developpement</text:span></text:p>
      <text:p text:style-name="P11"><text:s text:c="13"/></text:p>
      <text:p text:style-name="P11"/>
      <text:p text:style-name="P6">Diapo 9 Conclusion YAEL</text:p>
      <text:p text:style-name="P12">Problématique identifiées</text:p>
      <text:p text:style-name="P12">Il fallait suggerer des livres différent pour chaque client différent en fonction de leurs profils, ona donc utilisé les données afin de les repartir en plusieurs classes différentes ce qui nous as permis d’ensuite utiliser ses classes pour catégoriser les clients (sociopro et genre)</text:p>
      <text:p text:style-name="P12">La recherche de livres = comparaison des titres et de l’information demandé par le client</text:p>
      <text:p text:style-name="P12">Ajout et suppresion de livre avec des requetes </text:p>
      <text:p text:style-name="P12"/>
      <text:p text:style-name="P12">Ameilioration possible </text:p>
      <text:p text:style-name="P12">// lira la diapo c’est easy</text:p>
      <text:p text:style-name="P1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uentin Liguori</meta:initial-creator>
    <meta:creation-date>2020-03-08T21:32:21.765568345</meta:creation-date>
    <dc:date>2020-03-09T09:44:09.567475678</dc:date>
    <dc:creator>Quentin Liguori</dc:creator>
    <meta:editing-duration>PT12M26S</meta:editing-duration>
    <meta:editing-cycles>3</meta:editing-cycles>
    <meta:generator>LibreOffice/6.0.7.3$Linux_X86_64 LibreOffice_project/00m0$Build-3</meta:generator>
    <meta:document-statistic meta:table-count="0" meta:image-count="0" meta:object-count="0" meta:page-count="3" meta:paragraph-count="41" meta:word-count="1219" meta:character-count="7529" meta:non-whitespace-character-count="6239"/>
  </office:meta>
</office:document-meta>
</file>